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language="pt" fo:country="BR" style:text-underline-style="none" fo:font-weight="bold" officeooo:rsid="0008e23f" officeooo:paragraph-rsid="0008e23f" style:font-size-asian="10.5pt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language="pt" fo:country="BR" style:text-underline-style="none" fo:font-weight="bold" officeooo:rsid="0008e23f" officeooo:paragraph-rsid="0008e23f" style:font-size-asian="10.5pt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bold" officeooo:rsid="003a6025" officeooo:paragraph-rsid="003a6025" style:font-size-asian="10.5pt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language="pt" fo:country="BR" style:text-underline-style="none" fo:font-weight="bold" officeooo:rsid="003a6025" officeooo:paragraph-rsid="003a6025" style:font-size-asian="10.5p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bold" officeooo:rsid="0042ece9" officeooo:paragraph-rsid="0042ece9" style:font-size-asian="10.5pt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normal" officeooo:rsid="0008e23f" officeooo:paragraph-rsid="000de9ef" style:font-size-asian="10.5pt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normal" officeooo:rsid="0008e23f" officeooo:paragraph-rsid="00172938" style:font-size-asian="10.5pt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normal" officeooo:rsid="0008e23f" officeooo:paragraph-rsid="002856b7" style:font-size-asian="10.5pt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normal" officeooo:rsid="0008e23f" officeooo:paragraph-rsid="00349291" style:font-size-asian="10.5pt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language="pt" fo:country="BR" style:text-underline-style="none" fo:font-weight="normal" officeooo:rsid="0008e23f" officeooo:paragraph-rsid="00349291" style:font-size-asian="10.5pt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normal" officeooo:rsid="003a6025" officeooo:paragraph-rsid="003b2d6a" style:font-size-asian="10.5pt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language="pt" fo:country="BR" style:text-underline-style="none" fo:font-weight="normal" officeooo:rsid="003a6025" officeooo:paragraph-rsid="003b2d6a" style:font-size-asian="10.5pt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language="pt" fo:country="BR" style:text-underline-style="none" fo:font-weight="normal" officeooo:rsid="0042ece9" officeooo:paragraph-rsid="0042ece9" style:font-size-asian="10.5pt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language="pt" fo:country="BR" style:text-underline-style="none" fo:font-weight="normal" officeooo:rsid="0042ece9" officeooo:paragraph-rsid="0042ece9" style:font-size-asian="10.5pt" style:font-weight-asian="normal" style:font-weight-complex="normal"/>
    </style:style>
    <style:style style:name="P15" style:family="paragraph" style:parent-style-name="Standard">
      <style:text-properties fo:language="pt" fo:country="BR" officeooo:paragraph-rsid="004be781"/>
    </style:style>
    <style:style style:name="P16" style:family="paragraph" style:parent-style-name="Standard">
      <style:paragraph-properties fo:text-align="justify" style:justify-single-word="false"/>
      <style:text-properties fo:language="pt" fo:country="BR" officeooo:rsid="004d0da3" officeooo:paragraph-rsid="004d0da3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4d0da3" officeooo:paragraph-rsid="00572c31"/>
    </style:style>
    <style:style style:name="P18" style:family="paragraph" style:parent-style-name="Standard">
      <style:paragraph-properties fo:text-align="justify" style:justify-single-word="false"/>
      <style:text-properties fo:language="pt" fo:country="BR" officeooo:rsid="004d0da3" officeooo:paragraph-rsid="00625099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fo:font-weight="bold" officeooo:rsid="00490525" officeooo:paragraph-rsid="00490525" style:font-size-asian="10.5p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fo:font-weight="bold" officeooo:rsid="00490525" officeooo:paragraph-rsid="004be781" style:font-size-asian="10.5pt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language="pt" fo:country="BR" officeooo:rsid="00497683" officeooo:paragraph-rsid="00497683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fo:language="pt" fo:country="BR" officeooo:rsid="004b3f2a" officeooo:paragraph-rsid="004b3f2a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fo:language="pt" fo:country="BR" officeooo:rsid="004be781" officeooo:paragraph-rsid="004be781" style:font-size-asian="10.5pt"/>
    </style:style>
    <style:style style:name="P24" style:family="paragraph" style:parent-style-name="Standard">
      <style:paragraph-properties fo:line-height="100%" fo:text-align="justify" style:justify-single-word="false"/>
      <style:text-properties fo:language="pt" fo:country="BR" fo:font-style="normal" style:text-underline-style="none" fo:font-weight="normal" officeooo:rsid="0046e916" officeooo:paragraph-rsid="0042ece9" style:font-size-asian="10.5pt" style:font-style-asian="normal" style:font-weight-asian="normal" style:font-style-complex="normal" style:font-weight-complex="normal"/>
    </style:style>
    <style:style style:name="T1" style:family="text">
      <style:text-properties officeooo:rsid="00093578"/>
    </style:style>
    <style:style style:name="T2" style:family="text">
      <style:text-properties officeooo:rsid="00115fac"/>
    </style:style>
    <style:style style:name="T3" style:family="text">
      <style:text-properties fo:font-style="italic" officeooo:rsid="00115fac" style:font-style-asian="italic" style:font-style-complex="italic"/>
    </style:style>
    <style:style style:name="T4" style:family="text">
      <style:text-properties fo:font-style="italic" officeooo:rsid="0011c8a2" style:font-style-asian="italic" style:font-style-complex="italic"/>
    </style:style>
    <style:style style:name="T5" style:family="text">
      <style:text-properties fo:font-style="italic" officeooo:rsid="00136603" style:font-style-asian="italic" style:font-style-complex="italic"/>
    </style:style>
    <style:style style:name="T6" style:family="text">
      <style:text-properties fo:font-style="italic" officeooo:rsid="0019ab56" style:font-style-asian="italic" style:font-style-complex="italic"/>
    </style:style>
    <style:style style:name="T7" style:family="text">
      <style:text-properties fo:font-style="italic" officeooo:rsid="001a49dc" style:font-style-asian="italic" style:font-style-complex="italic"/>
    </style:style>
    <style:style style:name="T8" style:family="text">
      <style:text-properties fo:font-style="italic" officeooo:rsid="001f0518" style:font-style-asian="italic" style:font-style-complex="italic"/>
    </style:style>
    <style:style style:name="T9" style:family="text">
      <style:text-properties fo:font-style="italic" officeooo:rsid="002cae3e" style:font-style-asian="italic" style:font-style-complex="italic"/>
    </style:style>
    <style:style style:name="T10" style:family="text">
      <style:text-properties fo:font-style="italic" officeooo:rsid="003732b0" style:font-style-asian="italic" style:font-style-complex="italic"/>
    </style:style>
    <style:style style:name="T11" style:family="text">
      <style:text-properties fo:font-style="italic" officeooo:rsid="0038802b" style:font-style-asian="italic" style:font-style-complex="italic"/>
    </style:style>
    <style:style style:name="T12" style:family="text">
      <style:text-properties fo:font-style="italic" officeooo:rsid="0046e916" style:font-style-asian="italic" style:font-style-complex="italic"/>
    </style:style>
    <style:style style:name="T13" style:family="text">
      <style:text-properties fo:font-style="italic" officeooo:rsid="004e6c1a" style:font-style-asian="italic" style:font-style-complex="italic"/>
    </style:style>
    <style:style style:name="T14" style:family="text">
      <style:text-properties fo:font-style="italic" officeooo:rsid="001576af" style:font-style-asian="italic" style:font-style-complex="italic"/>
    </style:style>
    <style:style style:name="T15" style:family="text">
      <style:text-properties fo:font-style="italic" officeooo:rsid="00172938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1c8a2" style:font-style-asian="normal" style:font-style-complex="normal"/>
    </style:style>
    <style:style style:name="T18" style:family="text">
      <style:text-properties fo:font-style="normal" officeooo:rsid="0012d6ce" style:font-style-asian="normal" style:font-style-complex="normal"/>
    </style:style>
    <style:style style:name="T19" style:family="text">
      <style:text-properties fo:font-style="normal" officeooo:rsid="00136603" style:font-style-asian="normal" style:font-style-complex="normal"/>
    </style:style>
    <style:style style:name="T20" style:family="text">
      <style:text-properties fo:font-style="normal" officeooo:rsid="0014f85d" style:font-style-asian="normal" style:font-style-complex="normal"/>
    </style:style>
    <style:style style:name="T21" style:family="text">
      <style:text-properties fo:font-style="normal" officeooo:rsid="001576af" style:font-style-asian="normal" style:font-style-complex="normal"/>
    </style:style>
    <style:style style:name="T22" style:family="text">
      <style:text-properties fo:font-style="normal" officeooo:rsid="00172938" style:font-style-asian="normal" style:font-style-complex="normal"/>
    </style:style>
    <style:style style:name="T23" style:family="text">
      <style:text-properties fo:font-style="normal" officeooo:rsid="00199298" style:font-style-asian="normal" style:font-style-complex="normal"/>
    </style:style>
    <style:style style:name="T24" style:family="text">
      <style:text-properties fo:font-style="normal" officeooo:rsid="0019ab56" style:font-style-asian="normal" style:font-style-complex="normal"/>
    </style:style>
    <style:style style:name="T25" style:family="text">
      <style:text-properties fo:font-style="normal" officeooo:rsid="001a26f5" style:font-style-asian="normal" style:font-style-complex="normal"/>
    </style:style>
    <style:style style:name="T26" style:family="text">
      <style:text-properties fo:font-style="normal" officeooo:rsid="001a49dc" style:font-style-asian="normal" style:font-style-complex="normal"/>
    </style:style>
    <style:style style:name="T27" style:family="text">
      <style:text-properties fo:font-style="normal" officeooo:rsid="001bd7ff" style:font-style-asian="normal" style:font-style-complex="normal"/>
    </style:style>
    <style:style style:name="T28" style:family="text">
      <style:text-properties fo:font-style="normal" officeooo:rsid="001d80f8" style:font-style-asian="normal" style:font-style-complex="normal"/>
    </style:style>
    <style:style style:name="T29" style:family="text">
      <style:text-properties fo:font-style="normal" officeooo:rsid="001f0518" style:font-style-asian="normal" style:font-style-complex="normal"/>
    </style:style>
    <style:style style:name="T30" style:family="text">
      <style:text-properties fo:font-style="normal" officeooo:rsid="00202188" style:font-style-asian="normal" style:font-style-complex="normal"/>
    </style:style>
    <style:style style:name="T31" style:family="text">
      <style:text-properties fo:font-style="normal" officeooo:rsid="0021d566" style:font-style-asian="normal" style:font-style-complex="normal"/>
    </style:style>
    <style:style style:name="T32" style:family="text">
      <style:text-properties fo:font-style="normal" officeooo:rsid="0023a970" style:font-style-asian="normal" style:font-style-complex="normal"/>
    </style:style>
    <style:style style:name="T33" style:family="text">
      <style:text-properties fo:font-style="normal" officeooo:rsid="0028ddfe" style:font-style-asian="normal" style:font-style-complex="normal"/>
    </style:style>
    <style:style style:name="T34" style:family="text">
      <style:text-properties fo:font-style="normal" officeooo:rsid="002cae3e" style:font-style-asian="normal" style:font-style-complex="normal"/>
    </style:style>
    <style:style style:name="T35" style:family="text">
      <style:text-properties fo:font-style="normal" officeooo:rsid="002ce2f9" style:font-style-asian="normal" style:font-style-complex="normal"/>
    </style:style>
    <style:style style:name="T36" style:family="text">
      <style:text-properties fo:font-style="normal" officeooo:rsid="002f5d06" style:font-style-asian="normal" style:font-style-complex="normal"/>
    </style:style>
    <style:style style:name="T37" style:family="text">
      <style:text-properties fo:font-style="normal" officeooo:rsid="00310316" style:font-style-asian="normal" style:font-style-complex="normal"/>
    </style:style>
    <style:style style:name="T38" style:family="text">
      <style:text-properties fo:font-style="normal" officeooo:rsid="0032a0ce" style:font-style-asian="normal" style:font-style-complex="normal"/>
    </style:style>
    <style:style style:name="T39" style:family="text">
      <style:text-properties fo:font-style="normal" officeooo:rsid="00355694" style:font-style-asian="normal" style:font-style-complex="normal"/>
    </style:style>
    <style:style style:name="T40" style:family="text">
      <style:text-properties fo:font-style="normal" officeooo:rsid="003732b0" style:font-style-asian="normal" style:font-style-complex="normal"/>
    </style:style>
    <style:style style:name="T41" style:family="text">
      <style:text-properties fo:font-style="normal" officeooo:rsid="0038802b" style:font-style-asian="normal" style:font-style-complex="normal"/>
    </style:style>
    <style:style style:name="T42" style:family="text">
      <style:text-properties fo:font-style="normal" officeooo:rsid="003b2d6a" style:font-style-asian="normal" style:font-style-complex="normal"/>
    </style:style>
    <style:style style:name="T43" style:family="text">
      <style:text-properties fo:font-style="normal" officeooo:rsid="003cfd64" style:font-style-asian="normal" style:font-style-complex="normal"/>
    </style:style>
    <style:style style:name="T44" style:family="text">
      <style:text-properties fo:font-style="normal" officeooo:rsid="003df8b3" style:font-style-asian="normal" style:font-style-complex="normal"/>
    </style:style>
    <style:style style:name="T45" style:family="text">
      <style:text-properties fo:font-style="normal" officeooo:rsid="003fbfff" style:font-style-asian="normal" style:font-style-complex="normal"/>
    </style:style>
    <style:style style:name="T46" style:family="text">
      <style:text-properties fo:font-style="normal" officeooo:rsid="0040b2da" style:font-style-asian="normal" style:font-style-complex="normal"/>
    </style:style>
    <style:style style:name="T47" style:family="text">
      <style:text-properties fo:font-style="normal" officeooo:rsid="00424c66" style:font-style-asian="normal" style:font-style-complex="normal"/>
    </style:style>
    <style:style style:name="T48" style:family="text">
      <style:text-properties fo:font-style="normal" officeooo:rsid="00461074" style:font-style-asian="normal" style:font-style-complex="normal"/>
    </style:style>
    <style:style style:name="T49" style:family="text">
      <style:text-properties fo:font-style="normal" officeooo:rsid="004648ac" style:font-style-asian="normal" style:font-style-complex="normal"/>
    </style:style>
    <style:style style:name="T50" style:family="text">
      <style:text-properties fo:font-style="normal" officeooo:rsid="0046e916" style:font-style-asian="normal" style:font-style-complex="normal"/>
    </style:style>
    <style:style style:name="T51" style:family="text">
      <style:text-properties fo:font-style="normal" officeooo:rsid="004e6c1a" style:font-style-asian="normal" style:font-style-complex="normal"/>
    </style:style>
    <style:style style:name="T52" style:family="text">
      <style:text-properties fo:font-style="normal" officeooo:rsid="005015e3" style:font-style-asian="normal" style:font-style-complex="normal"/>
    </style:style>
    <style:style style:name="T53" style:family="text">
      <style:text-properties fo:font-style="normal" officeooo:rsid="0051f12b" style:font-style-asian="normal" style:font-style-complex="normal"/>
    </style:style>
    <style:style style:name="T54" style:family="text">
      <style:text-properties fo:font-style="normal" officeooo:rsid="00542512" style:font-style-asian="normal" style:font-style-complex="normal"/>
    </style:style>
    <style:style style:name="T55" style:family="text">
      <style:text-properties fo:font-style="normal" officeooo:rsid="00542e8c" style:font-style-asian="normal" style:font-style-complex="normal"/>
    </style:style>
    <style:style style:name="T56" style:family="text">
      <style:text-properties fo:font-style="normal" officeooo:rsid="00572c31" style:font-style-asian="normal" style:font-style-complex="normal"/>
    </style:style>
    <style:style style:name="T57" style:family="text">
      <style:text-properties fo:font-style="normal" officeooo:rsid="00574b45" style:font-style-asian="normal" style:font-style-complex="normal"/>
    </style:style>
    <style:style style:name="T58" style:family="text">
      <style:text-properties fo:font-style="normal" officeooo:rsid="0057a4c0" style:font-style-asian="normal" style:font-style-complex="normal"/>
    </style:style>
    <style:style style:name="T59" style:family="text">
      <style:text-properties fo:font-style="normal" officeooo:rsid="005817c4" style:font-style-asian="normal" style:font-style-complex="normal"/>
    </style:style>
    <style:style style:name="T60" style:family="text">
      <style:text-properties fo:font-style="normal" officeooo:rsid="005982a3" style:font-style-asian="normal" style:font-style-complex="normal"/>
    </style:style>
    <style:style style:name="T61" style:family="text">
      <style:text-properties fo:font-style="normal" officeooo:rsid="005a4375" style:font-style-asian="normal" style:font-style-complex="normal"/>
    </style:style>
    <style:style style:name="T62" style:family="text">
      <style:text-properties fo:font-style="normal" officeooo:rsid="005b98f7" style:font-style-asian="normal" style:font-style-complex="normal"/>
    </style:style>
    <style:style style:name="T63" style:family="text">
      <style:text-properties fo:font-style="normal" officeooo:rsid="005cfe20" style:font-style-asian="normal" style:font-style-complex="normal"/>
    </style:style>
    <style:style style:name="T64" style:family="text">
      <style:text-properties fo:font-style="normal" officeooo:rsid="005eabb1" style:font-style-asian="normal" style:font-style-complex="normal"/>
    </style:style>
    <style:style style:name="T65" style:family="text">
      <style:text-properties fo:font-style="normal" officeooo:rsid="005f1e9e" style:font-style-asian="normal" style:font-style-complex="normal"/>
    </style:style>
    <style:style style:name="T66" style:family="text">
      <style:text-properties fo:font-style="normal" officeooo:rsid="0060ba9c" style:font-style-asian="normal" style:font-style-complex="normal"/>
    </style:style>
    <style:style style:name="T67" style:family="text">
      <style:text-properties fo:font-style="normal" officeooo:rsid="006bb431" style:font-style-asian="normal" style:font-style-complex="normal"/>
    </style:style>
    <style:style style:name="T68" style:family="text">
      <style:text-properties fo:font-style="normal" officeooo:rsid="006cb74e" style:font-style-asian="normal" style:font-style-complex="normal"/>
    </style:style>
    <style:style style:name="T69" style:family="text">
      <style:text-properties fo:font-style="normal" officeooo:rsid="006f4b2a" style:font-style-asian="normal" style:font-style-complex="normal"/>
    </style:style>
    <style:style style:name="T70" style:family="text">
      <style:text-properties fo:font-style="normal" fo:font-weight="bold" officeooo:rsid="003b2d6a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cfd64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fbfff" style:font-style-asian="normal" style:font-weight-asian="bold" style:font-style-complex="normal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font-name="Liberation Serif1" fo:font-style="normal" officeooo:rsid="003b2d6a" style:font-name-asian="Liberation Serif1" style:font-style-asian="normal" style:font-name-complex="Liberation Serif1" style:font-style-complex="normal"/>
    </style:style>
    <style:style style:name="T75" style:family="text">
      <style:text-properties style:font-name="Liberation Serif1" fo:font-style="normal" officeooo:rsid="0049c152" style:font-name-asian="Liberation Serif1" style:font-style-asian="normal" style:font-name-complex="Liberation Serif1" style:font-style-complex="normal"/>
    </style:style>
    <style:style style:name="T76" style:family="text">
      <style:text-properties style:font-name="Liberation Serif1" fo:font-style="normal" officeooo:rsid="0070ccc4" style:font-name-asian="Liberation Serif1" style:font-style-asian="normal" style:font-name-complex="Liberation Serif1" style:font-style-complex="normal"/>
    </style:style>
    <style:style style:name="T77" style:family="text">
      <style:text-properties style:font-name="Liberation Serif1" fo:font-style="normal" fo:font-weight="bold" officeooo:rsid="003b2d6a" style:font-name-asian="Liberation Serif1" style:font-style-asian="normal" style:font-weight-asian="bold" style:font-name-complex="Liberation Serif1" style:font-style-complex="normal" style:font-weight-complex="bold"/>
    </style:style>
    <style:style style:name="T78" style:family="text">
      <style:text-properties style:font-name="Liberation Serif" fo:font-style="normal" officeooo:rsid="003b2d6a" style:font-name-asian="Droid Sans Fallback" style:font-style-asian="normal" style:font-name-complex="DejaVu Sans" style:font-style-complex="normal"/>
    </style:style>
    <style:style style:name="T79" style:family="text">
      <style:text-properties style:font-name="Liberation Serif" fo:font-style="normal" fo:font-weight="bold" officeooo:rsid="003b2d6a" style:font-name-asian="Droid Sans Fallback" style:font-style-asian="normal" style:font-weight-asian="bold" style:font-name-complex="DejaVu Sans" style:font-style-complex="normal" style:font-weight-complex="bold"/>
    </style:style>
    <style:style style:name="T80" style:family="text">
      <style:text-properties officeooo:rsid="004e6c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e</text:p>
      <text:p text:style-name="P2"/>
      <text:p text:style-name="P6"><text:tab/><text:span text:style-name="T1">Uma rede de comutação de pacotes manipula informações em pequenas unidades, quebrando mensagens longas em pacotes antes de realizar o roteamento (envio). Embora os pacotes, talvez, sejam enviados por caminhos diferentes ou cheguem ao seu destino em tempos diferentes ou fora de ordem, o computador que recebe os pacotes remonta a mensagem original corretamente.</text:span></text:p>
      <text:p text:style-name="P7"><text:tab/><text:span text:style-name="T2">O computador que recebe os pacotes usa um </text:span><text:span text:style-name="T3">buffer</text:span><text:span text:style-name="T2"> de memória para manter os pacotes que chegam fora de ordem. Quando cada pacote chega, ele pode ser colocado no </text:span><text:span text:style-name="T3">buffer</text:span><text:span text:style-name="T2"> ou movido diretamente para a área de saída. Todos os pacotes que são mantidos no </text:span><text:span text:style-name="T4">buffer</text:span><text:span text:style-name="T17"> </text:span><text:span text:style-name="T18">ficam disponíveis para serem movidos para a área de saída a qualquer momento. </text:span></text:p>
      <text:p text:style-name="P7"><text:span text:style-name="T18"><text:tab/></text:span><text:span text:style-name="T19">É dito que um pacote passou do </text:span><text:span text:style-name="T5">buffer</text:span><text:span text:style-name="T19"> quando </text:span><text:span text:style-name="T20">ele é movido para a área de saída. </text:span><text:span text:style-name="T21">É dito que uma mensagem passou do </text:span><text:span text:style-name="T14">buffer</text:span><text:span text:style-name="T21"> quando todos os seus pacotes </text:span><text:span text:style-name="T22">passaram do </text:span><text:span text:style-name="T15">buffer</text:span><text:span text:style-name="T22">.</text:span></text:p>
      <text:p text:style-name="P8"><text:span text:style-name="T22"><text:tab/></text:span><text:span text:style-name="T23">Os pacotes de qualquer mensagem devem ser ordenados para que </text:span><text:span text:style-name="T24">a passagem dos dados do </text:span><text:span text:style-name="T6">buffer </text:span><text:span text:style-name="T24">para a área de saída seja de forma ordenada.</text:span></text:p>
      <text:p text:style-name="P8"><text:span text:style-name="T24"><text:tab/></text:span><text:span text:style-name="T25">Por exemplo, o pacote contendo a parcela [3, 5] da mensagem completa </text:span><text:span text:style-name="T26">deve passar do </text:span><text:span text:style-name="T7">buffer </text:span><text:span text:style-name="T27">antes do pacote que contém a parcela [6, 10] </text:span><text:span text:style-name="T28">da mesma mensagem. </text:span><text:span text:style-name="T29">Mensagens podem passar pelo </text:span><text:span text:style-name="T8">buffer</text:span><text:span text:style-name="T29"> </text:span><text:span text:style-name="T30">em qualquer ordem, </text:span><text:span text:style-name="T31">mas todos os pacotes de uma </text:span><text:span text:style-name="T32">mesma mensagem devem passar o buffer de forma consecutiva e em ordem.</text:span></text:p>
      <text:p text:style-name="P9"><text:span text:style-name="T33"><text:tab/></text:span><text:span text:style-name="T34">Você deve escrever um programa que calcula o tamanho mínimo necessário do </text:span><text:span text:style-name="T9">buffer</text:span><text:span text:style-name="T34"> em </text:span><text:span text:style-name="T9">bytes</text:span><text:span text:style-name="T34"> </text:span><text:span text:style-name="T35">para remontar as mensagens. </text:span><text:span text:style-name="T36">C</text:span><text:span text:style-name="T37">ada pacote possui a</text:span><text:span text:style-name="T39">s seguintes</text:span><text:span text:style-name="T37"> informaç</text:span><text:span text:style-name="T39">ões:</text:span><text:span text:style-name="T37"> </text:span><text:span text:style-name="T38">o número </text:span><text:span text:style-name="T39">da mensagem que ele pertence, </text:span><text:span text:style-name="T40">o </text:span><text:span text:style-name="T10">byte</text:span><text:span text:style-name="T40"> de começo do pacote e o </text:span><text:span text:style-name="T10">byte</text:span><text:span text:style-name="T40"> de fim do pacote. </text:span><text:span text:style-name="T41">O primeiro </text:span><text:span text:style-name="T11">byte</text:span><text:span text:style-name="T41"> de qualquer mensagem é 1.</text:span></text:p>
      <text:p text:style-name="P9"><text:span text:style-name="T41"><text:tab/></text:span><text:span text:style-name="T67">Note que para o computador remontar </text:span><text:span text:style-name="T68">todas as mensagens de forma correta, as mensagens deve</text:span><text:span text:style-name="T69">m</text:span><text:span text:style-name="T68"> passar para área de saída uma por vez.</text:span></text:p>
      <text:p text:style-name="P10"/>
      <text:p text:style-name="P3"><text:span text:style-name="T41">E</text:span><text:span text:style-name="T16">NTRADA</text:span></text:p>
      <text:p text:style-name="P4"/>
      <text:p text:style-name="P11"><text:span text:style-name="T16"><text:tab/></text:span><text:span text:style-name="T42">A </text:span><text:span text:style-name="T43">primeira linha da</text:span><text:span text:style-name="T42"> entrada consiste de dois números inteiros </text:span><text:span text:style-name="T70">N</text:span><text:span text:style-name="T42">, </text:span><text:span text:style-name="T70">M</text:span><text:span text:style-name="T42"> (1 </text:span><text:span text:style-name="T74">≤</text:span><text:span text:style-name="T78"> </text:span><text:span text:style-name="T79">N </text:span><text:span text:style-name="T74">≤ </text:span><text:span text:style-name="T76">6</text:span><text:span text:style-name="T42">) e (1 </text:span><text:span text:style-name="T74">≤ </text:span><text:span text:style-name="T77">M</text:span><text:span text:style-name="T74"> ≤ 1000</text:span><text:span text:style-name="T42">). </text:span><text:span text:style-name="T43">A segunda linha contém </text:span><text:span text:style-name="T71">N</text:span><text:span text:style-name="T43"> inteiros que são os tamanhos da</text:span><text:span text:style-name="T44">s</text:span><text:span text:style-name="T43"> mensage</text:span><text:span text:style-name="T44">ns</text:span><text:span text:style-name="T43"> em bytes. </text:span><text:span text:style-name="T45">Cada uma das seguintes </text:span><text:span text:style-name="T72">M</text:span><text:span text:style-name="T45"> linhas descrevem um pacote com três inteiros: </text:span><text:span text:style-name="T46">o número da mensagem, o byte de começo e de fim do pacote. </text:span><text:span text:style-name="T47">Nenhum pacote contém mais do que 64 bytes de dados.</text:span></text:p>
      <text:p text:style-name="P12"/>
      <text:p text:style-name="P5"/>
      <text:p text:style-name="P5"/>
      <text:p text:style-name="P5"><text:soft-page-break/><text:span text:style-name="T47">S</text:span><text:span text:style-name="T16">AÍDA</text:span></text:p>
      <text:p text:style-name="P14"/>
      <text:p text:style-name="P13"><text:span text:style-name="T16"><text:tab/></text:span><text:span text:style-name="T48">A saída deve conter um número inteiro </text:span><text:span text:style-name="T49">que é o mínimo tamanho necessário </text:span><text:span text:style-name="T50">do </text:span><text:span text:style-name="T12">buffer</text:span><text:span text:style-name="T50"> para remontar a mensagem original.</text:span>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ENTRADA</text:p>
          </table:table-cell>
          <table:table-cell table:style-name="Table1.B1" office:value-type="string">
            <text:p text:style-name="P19">SAÍDA</text:p>
          </table:table-cell>
        </table:table-row>
        <table:table-row>
          <table:table-cell table:style-name="Table1.A2" office:value-type="string">
            <text:p text:style-name="P21">3 5</text:p>
            <text:p text:style-name="P21">10 20 5</text:p>
            <text:p text:style-name="P21">2 16 20</text:p>
            <text:p text:style-name="P21">1 6 10</text:p>
            <text:p text:style-name="P21">3 1 5</text:p>
            <text:p text:style-name="P21">1 1 5</text:p>
            <text:p text:style-name="P21">2 1 15</text:p>
          </table:table-cell>
          <table:table-cell table:style-name="Table1.B2" office:value-type="string">
            <text:p text:style-name="P22">10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ENTRADA</text:p>
          </table:table-cell>
          <table:table-cell table:style-name="Table2.B1" office:value-type="string">
            <text:p text:style-name="P20">SAÍDA</text:p>
          </table:table-cell>
        </table:table-row>
        <table:table-row>
          <table:table-cell table:style-name="Table2.A2" office:value-type="string">
            <text:p text:style-name="P23">3 3</text:p>
            <text:p text:style-name="P23">5 5 5</text:p>
            <text:p text:style-name="P23">1 1 5</text:p>
            <text:p text:style-name="P23">2 1 5</text:p>
            <text:p text:style-name="P23">3 1 5</text:p>
          </table:table-cell>
          <table:table-cell table:style-name="Table2.B2" office:value-type="string">
            <text:p text:style-name="P23">0</text:p>
          </table:table-cell>
        </table:table-row>
      </table:table>
      <text:p text:style-name="P15"/>
      <text:p text:style-name="P16"><text:span text:style-name="T73">Explicação para o caso de teste 1</text:span>:</text:p>
      <text:p text:style-name="P16"/>
      <text:p text:style-name="P17"><text:tab/><text:span text:style-name="T80">O primeiro a chegar é o pacote (2, 16, 20), porém, ele é armazenado no </text:span><text:span text:style-name="T13">buffer </text:span><text:span text:style-name="T54">(pelo fato de ser um pacote que começa em 16 e termina em 20)</text:span><text:span text:style-name="T51">, o segundo é (1, 6, 10) que também é armazenado no </text:span><text:span text:style-name="T13">buffer</text:span><text:span text:style-name="T51"> </text:span><text:span text:style-name="T54">(pelo mesmo fato do pacote 1)</text:span><text:span text:style-name="T51">, </text:span><text:span text:style-name="T55">então já temos um buffer de tamanho 10.</text:span></text:p>
      <text:p text:style-name="P17"><text:span text:style-name="T55"><text:tab/></text:span><text:span text:style-name="T56">O</text:span><text:span text:style-name="T52"> terceiro pacote é (3, 1, 5) </text:span><text:span text:style-name="T57">que</text:span><text:span text:style-name="T52"> </text:span><text:span text:style-name="T56">pode ser </text:span><text:span text:style-name="T53">mandado para área de saída </text:span><text:span text:style-name="T54">(por começar no byte 1)</text:span><text:span text:style-name="T53">, </text:span><text:span text:style-name="T56">note que assim que enviamos o pacote (3, 1, 5) a mensagem 3 já é completamente enviada, então podemos enviar pacotes de outras mensagens. </text:span><text:span text:style-name="T58">O quarto pacote é (1, 1, 5), </text:span><text:span text:style-name="T59">logo podemos enviá-lo, </text:span><text:span text:style-name="T60">além disso o pacote (1, 6, 10) ainda está esperando para ser envia</text:span><text:span text:style-name="T62">do</text:span><text:span text:style-name="T60"> no buffer, então, enviamos, </text:span><text:span text:style-name="T61">o buffer agora é de tamanho 5</text:span><text:span text:style-name="T60">.</text:span></text:p>
      <text:p text:style-name="P18"><text:span text:style-name="T60"><text:tab/></text:span><text:span text:style-name="T63">Na chegada do quinto pacote, (2, 1, 15) </text:span><text:span text:style-name="T64">já podemos enviá-lo, pois, a mensagem 1 já passou pelo buffer. </text:span><text:span text:style-name="T65">Após, enviar o quinto pacote, podemos enviar o primeiro que estava </text:span><text:span text:style-name="T66">esperando</text:span><text:span text:style-name="T65"> no buff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11-22T17:11:56.957896497</meta:creation-date>
    <dc:date>2016-11-24T02:38:32.033060803</dc:date>
    <dc:creator>paulofelipe </dc:creator>
    <meta:editing-duration>PT2H46M8S</meta:editing-duration>
    <meta:editing-cycles>105</meta:editing-cycles>
    <meta:generator>LibreOffice/4.3.3.2$Linux_X86_64 LibreOffice_project/430m0$Build-2</meta:generator>
    <meta:document-statistic meta:table-count="2" meta:image-count="0" meta:object-count="0" meta:page-count="2" meta:paragraph-count="34" meta:word-count="610" meta:character-count="3225" meta:non-whitespace-character-count="2636"/>
  </office:meta>
</office:document-meta>
</file>